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11pt" style:font-size-asian="11pt" style:font-size-complex="11pt"/>
    </style:style>
    <style:style style:name="P3" style:family="paragraph" style:parent-style-name="Standard">
      <style:text-properties style:font-name="Helvetica" fo:font-size="11pt" fo:font-style="italic" style:font-size-asian="11pt" style:font-style-asian="italic" style:font-size-complex="11pt"/>
    </style:style>
    <style:style style:name="P4" style:family="paragraph" style:parent-style-name="Standard">
      <style:text-properties style:font-name="Helvetica" fo:font-size="11pt" fo:font-weight="bold" style:font-size-asian="11pt" style:font-weight-asian="bold" style:font-size-complex="11pt"/>
    </style:style>
    <style:style style:name="P5" style:family="paragraph" style:parent-style-name="Standard">
      <style:text-properties style:font-name="Helvetica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>
        <style:tab-stops>
          <style:tab-stop style:position="3.5055in"/>
        </style:tab-stops>
      </style:paragraph-properties>
    </style:style>
    <style:style style:name="P8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a"/>
    </style:style>
    <style:style style:name="P9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style:font-name="Helvetica" fo:font-size="16pt" style:font-size-asian="16pt" style:font-size-complex="16pt"/>
    </style:style>
    <style:style style:name="P10" style:family="paragraph" style:parent-style-name="Standard">
      <style:paragraph-properties fo:margin-left="0.1252in" fo:margin-right="0in" fo:text-indent="-0.1252in" style:auto-text-indent="false"/>
      <style:text-properties style:font-name="Helvetica" fo:font-size="14pt" style:font-size-asian="14pt" style:font-size-complex="14pt"/>
    </style:style>
    <style:style style:name="P11" style:family="paragraph" style:parent-style-name="Standard">
      <style:paragraph-properties fo:margin-left="0.3126in" fo:margin-right="0in" fo:text-indent="0in" style:auto-text-indent="false"/>
      <style:text-properties style:font-name="Helvetica" fo:font-size="11pt" style:font-size-asian="11pt" style:font-size-complex="11pt"/>
    </style:style>
    <style:style style:name="P12" style:family="paragraph" style:parent-style-name="Standard" style:list-style-name="WWNum1">
      <style:paragraph-properties fo:margin-left="0.3126in" fo:margin-right="0in" fo:text-indent="-0.25in" style:auto-text-indent="false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Helvetica" fo:font-size="11pt" style:font-size-asian="11pt" style:font-size-complex="11pt"/>
    </style:style>
    <style:style style:name="P14" style:family="paragraph" style:parent-style-name="Standard" style:list-style-name="WWNum1">
      <style:paragraph-properties fo:margin-left="0.25in" fo:margin-right="0in" fo:text-indent="-0.25in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Helvetica" fo:font-size="16pt" fo:font-weight="bold" style:font-size-asian="16pt" style:font-weight-asian="bold" style:font-size-complex="16pt"/>
    </style:style>
    <style:style style:name="P17" style:family="paragraph" style:parent-style-name="List_20_Paragraph" style:list-style-name="WWNum3">
      <style:paragraph-properties fo:margin-left="0.25in" fo:margin-right="0in" fo:text-indent="-0.25in" style:auto-text-indent="false"/>
      <style:text-properties officeooo:rsid="000b8467" officeooo:paragraph-rsid="000b8467"/>
    </style:style>
    <style:style style:name="P18" style:family="paragraph" style:parent-style-name="List_20_Paragraph">
      <style:paragraph-properties fo:margin-left="0.3126in" fo:margin-right="0in" fo:text-indent="0in" style:auto-text-indent="false"/>
      <style:text-properties style:font-name="Helvetica" fo:font-size="11pt" style:font-size-asian="11pt" style:font-size-complex="11pt"/>
    </style:style>
    <style:style style:name="P19" style:family="paragraph" style:parent-style-name="List_20_Paragraph" style:list-style-name="WWNum2">
      <style:paragraph-properties fo:margin-left="0.3126in" fo:margin-right="0in" fo:text-indent="-0.25in" style:auto-text-indent="false"/>
    </style:style>
    <style:style style:name="T1" style:family="text">
      <style:text-properties style:font-name="Helvetica"/>
    </style:style>
    <style:style style:name="T2" style:family="text">
      <style:text-properties style:font-name="Helvetica" fo:font-size="16pt" fo:font-weight="bold" style:font-size-asian="16pt" style:font-weight-asian="bold" style:font-size-complex="16pt"/>
    </style:style>
    <style:style style:name="T3" style:family="text">
      <style:text-properties style:font-name="Helvetica" fo:font-size="14pt" style:font-size-asian="14pt" style:font-size-complex="14pt"/>
    </style:style>
    <style:style style:name="T4" style:family="text">
      <style:text-properties style:font-name="Helvetica" fo:font-size="14pt" fo:font-weight="bold" style:font-size-asian="14pt" style:font-weight-asian="bold" style:font-size-complex="14pt"/>
    </style:style>
    <style:style style:name="T5" style:family="text">
      <style:text-properties style:font-name="Helvetica" fo:font-size="11pt" style:font-size-asian="11pt" style:font-size-complex="11pt"/>
    </style:style>
    <style:style style:name="T6" style:family="text">
      <style:text-properties style:font-name="Helvetica" fo:font-size="11pt" officeooo:rsid="000b8467" style:font-size-asian="11pt" style:font-size-complex="11pt"/>
    </style:style>
    <style:style style:name="T7" style:family="text">
      <style:text-properties style:font-name="Helvetica" fo:font-size="11pt" fo:font-weight="bold" style:font-size-asian="11pt" style:font-weight-asian="bold" style:font-size-complex="11pt"/>
    </style:style>
    <style:style style:name="T8" style:family="text">
      <style:text-properties style:font-name="Helvetica" style:text-underline-style="solid" style:text-underline-width="auto" style:text-underline-color="font-color"/>
    </style:style>
    <style:style style:name="T9" style:family="text">
      <style:text-properties style:font-name="Helvetica" style:text-underline-style="solid" style:text-underline-width="auto" style:text-underline-color="font-color" officeooo:rsid="000b8467"/>
    </style:style>
    <style:style style:name="T10" style:family="text">
      <style:text-properties style:font-name="Helvetica" officeooo:rsid="000b84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6"><text:span text:style-name="T2">Aubrey Portwood</text:span></text:p>
      <text:p text:style-name="P6"><text:span text:style-name="T3">16356 N. Thomson Peak Pkwy #2008</text:span></text:p>
      <text:p text:style-name="P6"><text:span text:style-name="T3">Scottsdale, AZ 85260</text:span></text:p>
      <text:p text:style-name="P8"><text:span text:style-name="T1">(575)-571-7886</text:span></text:p>
      <text:p text:style-name="P8"><text:a xlink:type="simple" xlink:href="mailto:aubreypwd@gmail.com" text:style-name="Internet_20_link" text:visited-style-name="Visited_20_Internet_20_Link"><text:span text:style-name="Internet_20_link"><text:span text:style-name="T1">aubreypwd@gmail.com</text:span></text:span></text:a></text:p>
      <text:p text:style-name="P9"/>
      <text:p text:style-name="P1"/>
      <text:p text:style-name="Standard"><text:span text:style-name="T4">Objectives</text:span></text:p>
      <text:p text:style-name="Standard"/>
      <text:list xml:id="list5869205429102314999" text:style-name="WWNum3">
        <text:list-item>
          <text:p text:style-name="P17"><text:span text:style-name="T5">Work with WordPress</text:span></text:p>
        </text:list-item>
        <text:list-item>
          <text:p text:style-name="P17"><text:span text:style-name="T5">Build Websites, Themes and Plugins</text:span></text:p>
        </text:list-item>
        <text:list-item>
          <text:p text:style-name="P17"><text:span text:style-name="T5">Setup Environments for Websites (Hosting, etc)</text:span></text:p>
        </text:list-item>
      </text:list>
      <text:p text:style-name="P1"/>
      <text:p text:style-name="Standard"><text:span text:style-name="T4">Experience</text:span></text:p>
      <text:p text:style-name="P3"/>
      <text:p text:style-name="P7"><text:span text:style-name="T3">Excion, Web Engineer</text:span></text:p>
      <text:p text:style-name="P7"><text:span text:style-name="T1">August 2012 – </text:span><text:span text:style-name="T10">Feb 2015</text:span><text:span text:style-name="T1">, </text:span><text:span text:style-name="T9">3</text:span><text:span text:style-name="T8"> years experience</text:span></text:p>
      <text:p text:style-name="P18"/>
      <text:list xml:id="list8188421887396246480" text:style-name="WWNum2">
        <text:list-item>
          <text:p text:style-name="P19"><text:span text:style-name="T5">Transitioned a technology consulting firm into a </text:span><text:span text:style-name="T6">WordPress Website studio</text:span></text:p>
        </text:list-item>
        <text:list-item>
          <text:p text:style-name="P19"><text:span text:style-name="T5">Consulted and </text:span><text:span text:style-name="T6">implemented</text:span><text:span text:style-name="T5"> Web Technology such as hosting platforms, deployment systems, and version control seeking to improve company quality </text:span></text:p>
        </text:list-item>
        <text:list-item>
          <text:p text:style-name="P19"><text:span text:style-name="T5">Served as primary project manager </text:span><text:span text:style-name="T6">and developer</text:span></text:p>
        </text:list-item>
        <text:list-item>
          <text:p text:style-name="P19"><text:span text:style-name="T5">Managed and lead multiple contractor relationships as we adjusted to our demand of work</text:span></text:p>
        </text:list-item>
        <text:list-item>
          <text:p text:style-name="P19"><text:span text:style-name="T5">Built WordPress </text:span><text:span text:style-name="T6">Websites, </text:span><text:span text:style-name="T5">Plugins and Themes designed to help the content team accomplish client goals</text:span></text:p>
        </text:list-item>
        <text:list-item>
          <text:p text:style-name="P19"><text:span text:style-name="T5">Built and designed </text:span><text:span text:style-name="T6">other PHP Applications that were not based on WordPress</text:span></text:p>
        </text:list-item>
      </text:list>
      <text:p text:style-name="P10"/>
      <text:p text:style-name="Standard"><text:span text:style-name="T3">WordPress.org, Contributor to Core, Plugins, &amp; Themes</text:span></text:p>
      <text:p text:style-name="Standard"><text:span text:style-name="T1">2010 – Current, </text:span><text:span text:style-name="T8">4.5 years experience</text:span></text:p>
      <text:p text:style-name="P11"/>
      <text:list xml:id="list4945340775258161258" text:style-name="WWNum1">
        <text:list-item>
          <text:p text:style-name="P12"><text:span text:style-name="T5">Contributions to WordPress Core in versions 3.8, 3.8.1 and 3.9</text:span></text:p>
        </text:list-item>
        <text:list-item>
          <text:p text:style-name="P12"><text:span text:style-name="T5">Six Plugin contributions to WordPress.org Plugin Directory</text:span></text:p>
        </text:list-item>
        <text:list-item>
          <text:p text:style-name="P12"><text:span text:style-name="T5">Theme Reviewer for WordPress.org Theme Directory and one Theme contribution</text:span></text:p>
        </text:list-item>
      </text:list>
      <text:p text:style-name="P1"/>
      <text:p text:style-name="Standard"><text:span text:style-name="T3">New Mexico State University, Student Web Developer</text:span></text:p>
      <text:p text:style-name="Standard"><text:span text:style-name="T1">2007 – 2011, </text:span><text:span text:style-name="T8">5 years experience</text:span></text:p>
      <text:p text:style-name="P13"/>
      <text:list xml:id="list135928868896180" text:continue-numbering="true" text:style-name="WWNum1">
        <text:list-item>
          <text:p text:style-name="P14"><text:span text:style-name="T5">Served the Business, Engineering, &amp; Honors Colleges, the Human Resource Department, and Center for Latin American &amp; Border Studies </text:span></text:p>
        </text:list-item>
        <text:list-item>
          <text:p text:style-name="P14"><text:span text:style-name="T5">Designed, developed, and implemented the first WordPress Theme (Accolade) designed to help NMSU departments use WordPress as a CMS </text:span></text:p>
        </text:list-item>
        <text:list-item>
          <text:p text:style-name="P14"><text:span text:style-name="T5">Helped mentioned colleges and departments migrate their sites to WordPress </text:span></text:p>
        </text:list-item>
        <text:list-item>
          <text:p text:style-name="P14"><text:span text:style-name="T5">Designed and developed WordPress Plugins for mentioned colleges and departments in order to customize Accolade and WordPress for their own needs </text:span></text:p>
        </text:list-item>
        <text:list-item>
          <text:p text:style-name="P14"><text:span text:style-name="T5">Served as IT specialist at the Honors College </text:span></text:p>
        </text:list-item>
        <text:list-item>
          <text:p text:style-name="P14"><text:span text:style-name="T5">Consulted, at request, for the Information Communication Technology (ICT) department </text:span></text:p>
        </text:list-item>
      </text:list>
      <text:p text:style-name="P13"/>
      <text:p text:style-name="P5"/>
      <text:p text:style-name="P15"><text:span text:style-name="T4">Skills</text:span></text:p>
      <text:p text:style-name="P1"/>
      <text:list xml:id="list135928718045153" text:continue-numbering="true" text:style-name="WWNum1">
        <text:list-item>
          <text:p text:style-name="P14"><text:span text:style-name="T5">Frontend technologies such as HTML, JavaScript, jQuery, and CSS </text:span></text:p>
        </text:list-item>
        <text:list-item>
          <text:p text:style-name="P14"><text:span text:style-name="T5">Backend technologies such as PHP, Apache, Nginx, and Linux </text:span></text:p>
        </text:list-item>
        <text:list-item>
          <text:p text:style-name="P14"><text:span text:style-name="T5">Version Control systems such as Git, Mercurial, and SVN</text:span></text:p>
        </text:list-item>
        <text:list-item>
          <text:p text:style-name="P14"><text:span text:style-name="T5">Agile Development methodologies and implementation</text:span></text:p>
        </text:list-item>
        <text:list-item>
          <text:p text:style-name="P14"><text:span text:style-name="T5">Using local development platforms like Varying Vagrant Vagrants (preferred), Vagrant, W/X/MAMP, and Virtualization</text:span></text:p>
        </text:list-item>
        <text:list-item>
          <text:p text:style-name="P14"><text:span text:style-name="T5">Familiar using deployment strategies such as Capistrano, Beanstalk, and raw Git deployments </text:span></text:p>
        </text:list-item>
        <text:list-item>
          <text:p text:style-name="P14"><text:span text:style-name="T5">Familiar with dependency management through Git submodules and subtrees or Composer (PHP) </text:span></text:p>
        </text:list-item>
        <text:list-item>
          <text:p text:style-name="P14"><text:span text:style-name="T5">Understanding of other technologies and languages such as Ruby, Shell Scripting, &amp; Python </text:span></text:p>
        </text:list-item>
        <text:list-item>
          <text:p text:style-name="P14"><text:span text:style-name="T5">Graphic software and languages such as, Adobe Photoshop, Pixelmator (preferred), and SVG</text:span></text:p>
        </text:list-item>
        <text:list-item>
          <text:p text:style-name="P14"><text:span text:style-name="T5">Good understanding of server-based technologies such as memcache, GZIP compression, Fast CGI, and MySQL </text:span></text:p>
        </text:list-item>
        <text:list-item>
          <text:p text:style-name="P14"><text:span text:style-name="T5">Familiar with other content management platforms such as Joomla, Expression Engine, and Drupal </text:span></text:p>
        </text:list-item>
        <text:list-item>
          <text:p text:style-name="P14"><text:span text:style-name="T5">Proficient, passionate and experienced in giving back to the Open Source community </text:span></text:p>
        </text:list-item>
        <text:list-item>
          <text:p text:style-name="P14"><text:span text:style-name="T5">Also familiar with services like IRC, </text:span><text:span text:style-name="T6">Slack, </text:span><text:span text:style-name="T5">Skype, Trello, Pivotal Tracker, Kanban, BitBucket, JIRA, and Github </text:span></text:p>
        </text:list-item>
      </text:list>
      <text:p text:style-name="P4"/>
      <text:p text:style-name="Standard"><text:span text:style-name="T4">Education</text:span></text:p>
      <text:p text:style-name="P4"/>
      <text:p text:style-name="Standard"><text:span text:style-name="T3">Bachelor of Applied Studies</text:span></text:p>
      <text:p text:style-name="Standard"><text:span text:style-name="T1">New Mexico State University (2007 – 2011)</text:span></text:p>
      <text:p text:style-name="P13"/>
      <text:list xml:id="list135930013177704" text:continue-numbering="true" text:style-name="WWNum1">
        <text:list-item>
          <text:p text:style-name="P14"><text:span text:style-name="T5">Sought out a degree I felt would help my career more versus getting a degree in the Computer Science department  that did not teach Web Development technologies such as PHP </text:span></text:p>
        </text:list-item>
        <text:list-item>
          <text:p text:style-name="P14"><text:span text:style-name="T5">Attended courses focused on business, marketing, engineering, psychology, and communications </text:span></text:p>
        </text:list-item>
      </text:list>
      <text:p text:style-name="P1"/>
      <text:p text:style-name="Standard"><text:span text:style-name="T3">Associate of Digital Graphics Technology</text:span></text:p>
      <text:p text:style-name="Standard"><text:span text:style-name="T1">Dona Ana Branch Community College (2005 – 2007)</text:span></text:p>
      <text:p text:style-name="P13"/>
      <text:list xml:id="list135928494517598" text:continue-numbering="true" text:style-name="WWNum1">
        <text:list-item>
          <text:p text:style-name="P14"><text:span text:style-name="T5">Adobe Suite software in both print and Web </text:span></text:p>
        </text:list-item>
        <text:list-item>
          <text:p text:style-name="P14"><text:span text:style-name="T5">Design application, history, and color theory </text:span></text:p>
        </text:list-item>
        <text:list-item>
          <text:p text:style-name="P14"><text:span text:style-name="T5">Additional understanding of print design</text:span></text:p>
        </text:list-item>
      </text:list>
      <text:p text:style-name="P3"/>
      <text:p text:style-name="P1"/>
      <text:p text:style-name="Standard"><text:span text:style-name="T4">Links</text:span></text:p>
      <text:p text:style-name="P5"/>
      <text:p text:style-name="Standard"><text:span text:style-name="T7">GitHub</text:span><text:span text:style-name="T5"> (</text:span><text:a xlink:type="simple" xlink:href="http://github.com/aubreypwd" text:style-name="Internet_20_link" text:visited-style-name="Visited_20_Internet_20_Link"><text:span text:style-name="Internet_20_link"><text:span text:style-name="T5">http://github.com/aubreypwd</text:span></text:span></text:a><text:span text:style-name="T5">)</text:span></text:p>
      <text:p text:style-name="Standard"><text:span text:style-name="T7">BitBucket</text:span><text:span text:style-name="T5"> (</text:span><text:a xlink:type="simple" xlink:href="http://bitbucket.org/aubreypwd" text:style-name="Internet_20_link" text:visited-style-name="Visited_20_Internet_20_Link"><text:span text:style-name="Internet_20_link"><text:span text:style-name="T5">http://bitbucket.org/aubreypwd</text:span></text:span></text:a><text:span text:style-name="T5">)</text:span></text:p>
      <text:p text:style-name="Standard"><text:span text:style-name="T7">WordPress.org</text:span><text:span text:style-name="T5"> (</text:span><text:a xlink:type="simple" xlink:href="https://profiles.wordpress.org/aubreypwd/" text:style-name="Internet_20_link" text:visited-style-name="Visited_20_Internet_20_Link"><text:span text:style-name="Internet_20_link"><text:span text:style-name="T5">https://profiles.wordpress.org/aubreypwd/</text:span></text:span></text:a><text:span text:style-name="T5">)</text:span></text:p>
      <text:p text:style-name="Standard"><text:span text:style-name="T7">LinkedIn</text:span><text:span text:style-name="T5"> (</text:span><text:a xlink:type="simple" xlink:href="https://www.linkedin.com/in/aubreypwd" text:style-name="Internet_20_link" text:visited-style-name="Visited_20_Internet_20_Link"><text:span text:style-name="Internet_20_link"><text:span text:style-name="T5">https://www.linkedin.com/in/aubreypwd</text:span></text:span></text:a><text:span text:style-name="T5">)</text:span></text:p>
      <text:p text:style-name="Standard"><text:span text:style-name="T7">Electronic</text:span><text:bookmark text:name="_GoBack"/><text:span text:style-name="T7"> Resume </text:span><text:span text:style-name="T5">(</text:span><text:a xlink:type="simple" xlink:href="https://github.com/aubreypwd/resume" text:style-name="Internet_20_link" text:visited-style-name="Visited_20_Internet_20_Link"><text:span text:style-name="Internet_20_link"><text:span text:style-name="T5">https://github.com/aubreypwd/resume</text:span></text:span></text:a><text:span text:style-name="T5">)</text:span></text:p>
      <text:p text:style-name="P1"/>
      <text:p text:style-name="P2"/>
      <text:p text:style-name="P2"/>
      <text:p text:style-name="P2"/>
      <text:p text:style-name="P2"/>
      <text:p text:style-name="P2"/>
      <text:p text:style-name="P6"><text:span text:style-name="T5">References attached to cover letter or available upon 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note_20_Text_20_Char" style:display-name="Footnote Text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21:15:00</meta:creation-date>
    <meta:initial-creator>Aubrey Portwood</meta:initial-creator>
    <dc:description>1.0</dc:description>
    <dc:language>en-US</dc:language>
    <dc:date>2015-02-03T13:58:41.959852000</dc:date>
    <meta:editing-cycles>86</meta:editing-cycles>
    <dc:subject>Aubrey Portwood's Resume</dc:subject>
    <dc:title>Aubrey Portwood's Resume</dc:title>
    <meta:editing-duration>PT7M50S</meta:editing-duration>
    <meta:generator>LibreOffice/4.3.1.2$MacOSX_X86_64 LibreOffice_project/958349dc3b25111dbca392fbc281a05559ef6848</meta:generator>
    <meta:document-statistic meta:table-count="0" meta:image-count="0" meta:object-count="0" meta:page-count="2" meta:paragraph-count="62" meta:word-count="543" meta:character-count="3788" meta:non-whitespace-character-count="3317"/>
    <meta:template xlink:type="simple" xlink:actuate="onRequest" xlink:title="Normal.dotm" xlink:href=""/>
  </office:meta>
</office:document-meta>
</file>